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3" svg:font-family="'Times New Roman'" style:font-adornments="Normal" style:font-family-generic="roman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6.301cm" table:align="center"/>
    </style:style>
    <style:style style:name="Tableau1.A" style:family="table-column">
      <style:table-column-properties style:column-width="1.259cm"/>
    </style:style>
    <style:style style:name="Tableau1.C" style:family="table-column">
      <style:table-column-properties style:column-width="1.261cm"/>
    </style:style>
    <style:style style:name="Tableau1.A1" style:family="table-cell">
      <style:table-cell-properties fo:padding="0.097cm" fo:border-left="0.05pt solid #b2b2b2" fo:border-right="none" fo:border-top="0.05pt solid #b2b2b2" fo:border-bottom="0.05pt solid #b2b2b2"/>
    </style:style>
    <style:style style:name="Tableau1.E1" style:family="table-cell">
      <style:table-cell-properties fo:padding="0.097cm" fo:border="0.05pt solid #b2b2b2"/>
    </style:style>
    <style:style style:name="Tableau1.A2" style:family="table-cell">
      <style:table-cell-properties fo:padding="0.097cm" fo:border-left="0.05pt solid #b2b2b2" fo:border-right="none" fo:border-top="none" fo:border-bottom="0.05pt solid #b2b2b2"/>
    </style:style>
    <style:style style:name="Tableau1.E2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1.A3" style:family="table-cell">
      <style:table-cell-properties fo:padding="0.097cm" fo:border-left="0.05pt solid #b2b2b2" fo:border-right="none" fo:border-top="1pt solid #000000" fo:border-bottom="0.05pt solid #b2b2b2"/>
    </style:style>
    <style:style style:name="Tableau1.E3" style:family="table-cell">
      <style:table-cell-properties fo:padding="0.097cm" fo:border-left="0.05pt solid #b2b2b2" fo:border-right="0.05pt solid #b2b2b2" fo:border-top="1pt solid #000000" fo:border-bottom="0.05pt solid #b2b2b2"/>
    </style:style>
    <style:style style:name="P1" style:family="paragraph" style:parent-style-name="Standard">
      <style:text-properties officeooo:paragraph-rsid="0075dc5d"/>
    </style:style>
    <style:style style:name="P2" style:family="paragraph" style:parent-style-name="Standard">
      <style:text-properties officeooo:rsid="00775eca" officeooo:paragraph-rsid="00775eca"/>
    </style:style>
    <style:style style:name="P3" style:family="paragraph" style:parent-style-name="Standard">
      <style:text-properties officeooo:rsid="00775eca" officeooo:paragraph-rsid="00799232"/>
    </style:style>
    <style:style style:name="P4" style:family="paragraph" style:parent-style-name="Standard">
      <style:text-properties officeooo:rsid="0061e3c5"/>
    </style:style>
    <style:style style:name="P5" style:family="paragraph" style:parent-style-name="Standard">
      <style:text-properties officeooo:rsid="0061e3c5" officeooo:paragraph-rsid="00799232"/>
    </style:style>
    <style:style style:name="P6" style:family="paragraph" style:parent-style-name="Standard">
      <style:text-properties officeooo:paragraph-rsid="0077cda7"/>
    </style:style>
    <style:style style:name="P7" style:family="paragraph" style:parent-style-name="Standard">
      <style:text-properties officeooo:rsid="0078e3e0" officeooo:paragraph-rsid="0078e3e0"/>
    </style:style>
    <style:style style:name="P8" style:family="paragraph" style:parent-style-name="Standard">
      <style:text-properties officeooo:paragraph-rsid="00799232"/>
    </style:style>
    <style:style style:name="P9" style:family="paragraph" style:parent-style-name="Standard">
      <style:text-properties officeooo:paragraph-rsid="007b1361"/>
    </style:style>
    <style:style style:name="P10" style:family="paragraph" style:parent-style-name="Standard">
      <style:text-properties officeooo:paragraph-rsid="007ce861"/>
    </style:style>
    <style:style style:name="P11" style:family="paragraph" style:parent-style-name="Standard">
      <style:text-properties officeooo:rsid="007e4233" officeooo:paragraph-rsid="007e4233"/>
    </style:style>
    <style:style style:name="P12" style:family="paragraph" style:parent-style-name="Standard">
      <style:paragraph-properties fo:text-align="center" style:justify-single-word="false"/>
      <style:text-properties officeooo:paragraph-rsid="007e4233"/>
    </style:style>
    <style:style style:name="P13" style:family="paragraph" style:parent-style-name="Standard">
      <style:paragraph-properties fo:text-align="center" style:justify-single-word="false"/>
      <style:text-properties officeooo:paragraph-rsid="008782f7"/>
    </style:style>
    <style:style style:name="P14" style:family="paragraph" style:parent-style-name="Standard">
      <style:text-properties fo:font-weight="bold" officeooo:rsid="0078e3e0" officeooo:paragraph-rsid="00800558" style:font-weight-asian="bold" style:font-weight-complex="bold"/>
    </style:style>
    <style:style style:name="P15" style:family="paragraph" style:parent-style-name="Standard">
      <style:text-properties fo:font-weight="bold" officeooo:rsid="0087ae34" officeooo:paragraph-rsid="0087ae34" style:font-weight-asian="bold" style:font-weight-complex="bold"/>
    </style:style>
    <style:style style:name="P16" style:family="paragraph" style:parent-style-name="Standard">
      <style:text-properties fo:font-weight="bold" officeooo:rsid="008e4179" officeooo:paragraph-rsid="008e4179" style:font-weight-asian="bold" style:font-weight-complex="bold"/>
    </style:style>
    <style:style style:name="P17" style:family="paragraph" style:parent-style-name="Standard">
      <style:text-properties officeooo:rsid="00800558" officeooo:paragraph-rsid="00800558"/>
    </style:style>
    <style:style style:name="P18" style:family="paragraph" style:parent-style-name="Standard">
      <style:text-properties officeooo:paragraph-rsid="00800558"/>
    </style:style>
    <style:style style:name="P19" style:family="paragraph" style:parent-style-name="Standard">
      <style:text-properties officeooo:paragraph-rsid="007e4233"/>
    </style:style>
    <style:style style:name="P20" style:family="paragraph" style:parent-style-name="Standard">
      <style:text-properties officeooo:rsid="00846e95" officeooo:paragraph-rsid="00846e95"/>
    </style:style>
    <style:style style:name="P21" style:family="paragraph" style:parent-style-name="Standard">
      <style:text-properties officeooo:paragraph-rsid="00846e95"/>
    </style:style>
    <style:style style:name="P22" style:family="paragraph" style:parent-style-name="Standard">
      <style:text-properties officeooo:rsid="008782f7" officeooo:paragraph-rsid="008782f7"/>
    </style:style>
    <style:style style:name="P23" style:family="paragraph" style:parent-style-name="Standard">
      <style:paragraph-properties fo:text-align="start" style:justify-single-word="false"/>
      <style:text-properties officeooo:rsid="00830616" officeooo:paragraph-rsid="00830616"/>
    </style:style>
    <style:style style:name="P24" style:family="paragraph" style:parent-style-name="Standard">
      <style:paragraph-properties fo:text-align="center" style:justify-single-word="false"/>
      <style:text-properties officeooo:rsid="00830616" officeooo:paragraph-rsid="00830616"/>
    </style:style>
    <style:style style:name="P25" style:family="paragraph" style:parent-style-name="Standard">
      <style:paragraph-properties fo:text-align="start" style:justify-single-word="false"/>
      <style:text-properties officeooo:paragraph-rsid="008782f7"/>
    </style:style>
    <style:style style:name="P26" style:family="paragraph" style:parent-style-name="Standard">
      <style:paragraph-properties fo:line-height="150%"/>
      <style:text-properties officeooo:rsid="0087ae34" officeooo:paragraph-rsid="0087ae34"/>
    </style:style>
    <style:style style:name="P27" style:family="paragraph" style:parent-style-name="Standard">
      <style:paragraph-properties fo:line-height="150%"/>
      <style:text-properties officeooo:paragraph-rsid="008782f7"/>
    </style:style>
    <style:style style:name="P28" style:family="paragraph" style:parent-style-name="Standard">
      <style:paragraph-properties fo:line-height="150%"/>
      <style:text-properties officeooo:paragraph-rsid="00926499"/>
    </style:style>
    <style:style style:name="P29" style:family="paragraph" style:parent-style-name="Standard">
      <style:text-properties officeooo:paragraph-rsid="008b39ab"/>
    </style:style>
    <style:style style:name="P30" style:family="paragraph" style:parent-style-name="Standard">
      <style:text-properties officeooo:paragraph-rsid="008e4179"/>
    </style:style>
    <style:style style:name="P31" style:family="paragraph" style:parent-style-name="Standard">
      <style:text-properties officeooo:paragraph-rsid="00926499"/>
    </style:style>
    <style:style style:name="P32" style:family="paragraph" style:parent-style-name="Standard">
      <style:text-properties fo:font-size="18pt" officeooo:rsid="008e4179" officeooo:paragraph-rsid="008e4179"/>
    </style:style>
    <style:style style:name="P33" style:family="paragraph" style:parent-style-name="Standard">
      <style:text-properties fo:font-size="18pt" officeooo:rsid="009009db" officeooo:paragraph-rsid="009009db"/>
    </style:style>
    <style:style style:name="P34" style:family="paragraph" style:parent-style-name="Standard">
      <style:text-properties fo:font-size="18pt" officeooo:rsid="009ee167" officeooo:paragraph-rsid="009ee167"/>
    </style:style>
    <style:style style:name="P35" style:family="paragraph" style:parent-style-name="Standard">
      <style:text-properties fo:font-size="18pt" officeooo:rsid="009ee167" officeooo:paragraph-rsid="009f4b21"/>
    </style:style>
    <style:style style:name="P36" style:family="paragraph" style:parent-style-name="Standard">
      <style:text-properties officeooo:rsid="0097618b" officeooo:paragraph-rsid="0097618b"/>
    </style:style>
    <style:style style:name="P37" style:family="paragraph" style:parent-style-name="Standard">
      <style:text-properties officeooo:paragraph-rsid="009ee167"/>
    </style:style>
    <style:style style:name="P38" style:family="paragraph" style:parent-style-name="Standard">
      <style:text-properties officeooo:paragraph-rsid="009f4b21"/>
    </style:style>
    <style:style style:name="P39" style:family="paragraph" style:parent-style-name="Table_20_Contents">
      <style:paragraph-properties fo:text-align="center" style:justify-single-word="false"/>
      <style:text-properties officeooo:rsid="007e4233" officeooo:paragraph-rsid="007e4233"/>
    </style:style>
    <style:style style:name="P40" style:family="paragraph" style:parent-style-name="Table_20_Contents">
      <style:paragraph-properties fo:text-align="center" style:justify-single-word="false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1" officeooo:rsid="007e4233" officeooo:paragraph-rsid="007e4233" style:font-name-asian="Times New Roman1" style:font-name-complex="Times New Roman1"/>
    </style:style>
    <style:style style:name="P42" style:family="paragraph" style:parent-style-name="Table_20_Contents">
      <style:text-properties officeooo:rsid="009ee167" officeooo:paragraph-rsid="009ee167"/>
    </style:style>
    <style:style style:name="P43" style:family="paragraph" style:parent-style-name="Table_20_Contents">
      <style:text-properties officeooo:rsid="009ee167" officeooo:paragraph-rsid="00a0fec9"/>
    </style:style>
    <style:style style:name="P44" style:family="paragraph" style:parent-style-name="Table_20_Contents">
      <style:text-properties fo:font-weight="bold" officeooo:rsid="009ee167" officeooo:paragraph-rsid="009ee167" style:font-weight-asian="bold" style:font-weight-complex="bold"/>
    </style:style>
    <style:style style:name="P45" style:family="paragraph" style:parent-style-name="tfCours">
      <style:text-properties officeooo:paragraph-rsid="00799232"/>
    </style:style>
    <style:style style:name="P46" style:family="paragraph" style:parent-style-name="Standard">
      <style:paragraph-properties fo:margin-top="0cm" fo:margin-bottom="0.199cm" loext:contextual-spacing="false"/>
      <style:text-properties officeooo:rsid="009009db" officeooo:paragraph-rsid="009009db"/>
    </style:style>
    <style:style style:name="P47" style:family="paragraph" style:parent-style-name="Table_20_Contents">
      <loext:graphic-properties draw:fill="none"/>
      <style:paragraph-properties fo:margin-left="0.7cm" fo:margin-right="0cm" fo:hyphenation-ladder-count="no-limit" fo:text-indent="-0.7cm" style:auto-text-indent="false" fo:background-color="transparent" text:number-lines="false" text:line-number="0"/>
      <style:text-properties officeooo:rsid="009ee167" officeooo:paragraph-rsid="00a0fec9" fo:hyphenate="true" fo:hyphenation-remain-char-count="2" fo:hyphenation-push-char-count="2" loext:hyphenation-no-caps="false"/>
    </style:style>
    <style:style style:name="P48" style:family="paragraph" style:parent-style-name="Table_20_Contents">
      <loext:graphic-properties draw:fill="none"/>
      <style:paragraph-properties fo:margin-left="0.7cm" fo:margin-right="0cm" fo:hyphenation-ladder-count="no-limit" fo:text-indent="-0.7cm" style:auto-text-indent="false" fo:background-color="transparent" text:number-lines="false" text:line-number="0">
        <style:tab-stops/>
      </style:paragraph-properties>
      <style:text-properties officeooo:paragraph-rsid="00a0fec9" fo:hyphenate="true" fo:hyphenation-remain-char-count="2" fo:hyphenation-push-char-count="2" loext:hyphenation-no-caps="false"/>
    </style:style>
    <style:style style:name="P49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74bf89" officeooo:paragraph-rsid="0029ba73" style:font-size-asian="20pt" style:font-weight-asian="bold" style:font-size-complex="20pt" style:font-weight-complex="bold"/>
    </style:style>
    <style:style style:name="P50" style:family="paragraph" style:parent-style-name="Standard" style:list-style-name="tfPuce">
      <style:text-properties officeooo:paragraph-rsid="007e4233"/>
    </style:style>
    <style:style style:name="P51" style:family="paragraph" style:parent-style-name="Standard" style:list-style-name="tfPuce">
      <style:text-properties officeooo:paragraph-rsid="008782f7"/>
    </style:style>
    <style:style style:name="P52" style:family="paragraph" style:parent-style-name="Standard" style:list-style-name="tfPuce">
      <style:text-properties officeooo:rsid="0097618b" officeooo:paragraph-rsid="0097618b"/>
    </style:style>
    <style:style style:name="P53" style:family="paragraph" style:parent-style-name="Standard">
      <style:text-properties officeooo:rsid="007e4233" officeooo:paragraph-rsid="00a284ec"/>
    </style:style>
    <style:style style:name="P54" style:family="paragraph" style:parent-style-name="Standard">
      <style:text-properties officeooo:paragraph-rsid="00a284ec"/>
    </style:style>
    <style:style style:name="P55" style:family="paragraph" style:parent-style-name="Standard" style:list-style-name="tfPuce">
      <style:text-properties fo:font-size="18pt" officeooo:rsid="00a284ec" officeooo:paragraph-rsid="00a284ec"/>
    </style:style>
    <style:style style:name="P56" style:family="paragraph" style:parent-style-name="Standard">
      <style:text-properties fo:font-size="18pt" officeooo:rsid="009ee167" officeooo:paragraph-rsid="009ee167"/>
    </style:style>
    <style:style style:name="P57" style:family="paragraph" style:parent-style-name="Standard">
      <style:text-properties fo:font-size="18pt" officeooo:rsid="009ee167" officeooo:paragraph-rsid="009f4b21"/>
    </style:style>
    <style:style style:name="P58" style:family="paragraph" style:parent-style-name="Standard">
      <style:paragraph-properties fo:line-height="150%"/>
      <style:text-properties fo:font-size="18pt" officeooo:rsid="009ee167" officeooo:paragraph-rsid="009f4b21"/>
    </style:style>
    <style:style style:name="P59" style:family="paragraph" style:parent-style-name="Standard">
      <style:text-properties fo:font-size="18pt" fo:font-weight="bold" officeooo:rsid="009ee167" officeooo:paragraph-rsid="009ee167" style:font-weight-asian="bold" style:font-weight-complex="bold"/>
    </style:style>
    <style:style style:name="P60" style:family="paragraph" style:parent-style-name="Standard">
      <style:text-properties officeooo:paragraph-rsid="009f4b21"/>
    </style:style>
    <style:style style:name="P61" style:family="paragraph" style:parent-style-name="Standard">
      <style:paragraph-properties fo:line-height="150%"/>
      <style:text-properties officeooo:paragraph-rsid="009ee167"/>
    </style:style>
    <style:style style:name="P62" style:family="paragraph" style:parent-style-name="Standard">
      <style:paragraph-properties fo:line-height="150%"/>
      <style:text-properties officeooo:paragraph-rsid="00a284ec"/>
    </style:style>
    <style:style style:name="P63" style:family="paragraph" style:parent-style-name="Standard">
      <style:paragraph-properties fo:line-height="150%"/>
      <style:text-properties officeooo:paragraph-rsid="009f4b21"/>
    </style:style>
    <style:style style:name="P64" style:family="paragraph" style:parent-style-name="Table_20_Contents" style:list-style-name="tfPuce">
      <loext:graphic-properties draw:fill="none"/>
      <style:paragraph-properties fo:margin-left="0.7cm" fo:margin-right="0cm" fo:hyphenation-ladder-count="no-limit" fo:text-indent="-0.7cm" style:auto-text-indent="false" fo:background-color="transparent" text:number-lines="false" text:line-number="0"/>
      <style:text-properties officeooo:rsid="009ee167" officeooo:paragraph-rsid="00a284ec" fo:hyphenate="true" fo:hyphenation-remain-char-count="2" fo:hyphenation-push-char-count="2" loext:hyphenation-no-caps="false"/>
    </style:style>
    <style:style style:name="P65" style:family="paragraph" style:parent-style-name="Table_20_Contents" style:list-style-name="tfPuce">
      <loext:graphic-properties draw:fill="none"/>
      <style:paragraph-properties fo:margin-left="0cm" fo:margin-right="0cm" fo:hyphenation-ladder-count="no-limit" fo:text-indent="0cm" style:auto-text-indent="false" fo:background-color="transparent" text:number-lines="false" text:line-number="0"/>
      <style:text-properties officeooo:rsid="009ee167" officeooo:paragraph-rsid="00a284ec" fo:hyphenate="true" fo:hyphenation-remain-char-count="2" fo:hyphenation-push-char-count="2" loext:hyphenation-no-caps="false"/>
    </style:style>
    <style:style style:name="P66" style:family="paragraph" style:parent-style-name="tfCours" style:list-style-name="tfPuce"/>
    <style:style style:name="P67" style:family="paragraph" style:parent-style-name="tfCours" style:list-style-name="tfPuce">
      <style:text-properties officeooo:paragraph-rsid="00799232"/>
    </style:style>
    <style:style style:name="P68" style:family="paragraph" style:parent-style-name="tfTitre_20_1_29_">
      <style:text-properties fo:font-variant="normal" fo:text-transform="none" style:font-name="Arial" fo:font-size="19pt" fo:font-style="normal" fo:font-weight="bold" officeooo:rsid="0075dc5d" officeooo:paragraph-rsid="0075dc5d" style:font-size-asian="13pt" style:font-weight-asian="bold" style:font-size-complex="13pt" style:font-weight-complex="bold"/>
    </style:style>
    <style:style style:name="P69" style:family="paragraph" style:parent-style-name="tfTitre_20_1_29_">
      <style:text-properties fo:font-variant="normal" fo:text-transform="none" style:font-name="Arial" fo:font-size="19pt" fo:font-style="normal" fo:font-weight="bold" officeooo:rsid="0075dc5d" officeooo:paragraph-rsid="00799232" style:font-size-asian="13pt" style:font-weight-asian="bold" style:font-size-complex="13pt" style:font-weight-complex="bold"/>
    </style:style>
    <style:style style:name="P70" style:family="paragraph" style:parent-style-name="tfTitre_20_1_29_">
      <style:text-properties officeooo:paragraph-rsid="00799232"/>
    </style:style>
    <style:style style:name="P71" style:family="paragraph" style:parent-style-name="tfTitre_20_1_29_">
      <style:text-properties officeooo:rsid="007ce861" officeooo:paragraph-rsid="007ce861"/>
    </style:style>
    <style:style style:name="P72" style:family="paragraph" style:parent-style-name="tfTitre_20_1_29_">
      <style:paragraph-properties fo:break-before="page"/>
    </style:style>
    <style:style style:name="P73" style:family="paragraph" style:parent-style-name="tfTitre_20_I_29_">
      <style:text-properties fo:text-transform="uppercase" style:font-name="Arial1" fo:font-size="22pt" fo:font-style="italic" fo:font-weight="bold" officeooo:rsid="0075dc5d" officeooo:paragraph-rsid="0075dc5d" style:font-size-asian="20pt" style:font-weight-asian="bold" style:font-size-complex="20pt" style:font-weight-complex="bold"/>
    </style:style>
    <style:style style:name="P74" style:family="paragraph" style:parent-style-name="tfTitre_20_I_29_">
      <style:paragraph-properties fo:break-before="page"/>
    </style:style>
    <style:style style:name="P75" style:family="paragraph" style:parent-style-name="tfTitre_20_I_29_">
      <style:paragraph-properties fo:break-before="page"/>
      <style:text-properties officeooo:rsid="0095c6aa" officeooo:paragraph-rsid="0095c6aa"/>
    </style:style>
    <style:style style:name="P7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style:paragraph-properties fo:margin-left="0cm" fo:margin-right="0cm" fo:margin-top="0cm" fo:margin-bottom="0cm" fo:line-height="100%" fo:text-indent="0cm"/>
    </style:style>
    <style:style style:name="P7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Times New Roman2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1e3c5" style:font-weight-asian="bold" style:font-weight-complex="bold"/>
    </style:style>
    <style:style style:name="T3" style:family="text">
      <style:text-properties fo:font-weight="bold" officeooo:rsid="00775eca" style:font-weight-asian="bold" style:font-weight-complex="bold"/>
    </style:style>
    <style:style style:name="T4" style:family="text">
      <style:text-properties fo:font-weight="bold" officeooo:rsid="008782f7" style:font-weight-asian="bold" style:font-weight-complex="bold"/>
    </style:style>
    <style:style style:name="T5" style:family="text">
      <style:text-properties fo:font-weight="bold" officeooo:rsid="007e4233" style:font-weight-asian="bold" style:font-weight-complex="bold"/>
    </style:style>
    <style:style style:name="T6" style:family="text">
      <style:text-properties fo:font-weight="bold" officeooo:rsid="00926499" style:font-weight-asian="bold" style:font-weight-complex="bold"/>
    </style:style>
    <style:style style:name="T7" style:family="text">
      <style:text-properties fo:font-weight="bold" officeooo:rsid="00a284ec" style:font-weight-asian="bold" style:font-weight-complex="bold"/>
    </style:style>
    <style:style style:name="T8" style:family="text">
      <style:text-properties fo:font-size="18pt"/>
    </style:style>
    <style:style style:name="T9" style:family="text">
      <style:text-properties fo:font-size="18pt" officeooo:rsid="00799232" fo:background-color="transparent" loext:char-shading-value="0"/>
    </style:style>
    <style:style style:name="T10" style:family="text">
      <style:text-properties fo:font-size="18pt" officeooo:rsid="007b1361" fo:background-color="transparent" loext:char-shading-value="0"/>
    </style:style>
    <style:style style:name="T11" style:family="text">
      <style:text-properties fo:font-size="18pt" officeooo:rsid="0077cda7"/>
    </style:style>
    <style:style style:name="T12" style:family="text">
      <style:text-properties fo:font-size="18pt" officeooo:rsid="00799232"/>
    </style:style>
    <style:style style:name="T13" style:family="text">
      <style:text-properties fo:font-size="18pt" officeooo:rsid="007e4233"/>
    </style:style>
    <style:style style:name="T14" style:family="text">
      <style:text-properties fo:font-size="18pt" officeooo:rsid="008782f7"/>
    </style:style>
    <style:style style:name="T15" style:family="text">
      <style:text-properties fo:font-size="18pt" fo:font-weight="bold" officeooo:rsid="008782f7" style:font-weight-asian="bold" style:font-weight-complex="bold"/>
    </style:style>
    <style:style style:name="T16" style:family="text">
      <style:text-properties fo:font-size="18pt" fo:font-weight="bold" officeooo:rsid="009ee167" style:font-weight-asian="bold" style:font-weight-complex="bold"/>
    </style:style>
    <style:style style:name="T17" style:family="text">
      <style:text-properties fo:font-size="18pt" fo:font-weight="bold" officeooo:rsid="009f4b21" style:font-weight-asian="bold" style:font-weight-complex="bold"/>
    </style:style>
    <style:style style:name="T18" style:family="text">
      <style:text-properties fo:font-size="18pt" fo:font-weight="bold" officeooo:rsid="00a284ec" style:font-weight-asian="bold" style:font-weight-complex="bold"/>
    </style:style>
    <style:style style:name="T19" style:family="text">
      <style:text-properties fo:font-size="18pt" officeooo:rsid="0087ae34"/>
    </style:style>
    <style:style style:name="T20" style:family="text">
      <style:text-properties fo:font-size="18pt" officeooo:rsid="008a88a9"/>
    </style:style>
    <style:style style:name="T21" style:family="text">
      <style:text-properties fo:font-size="18pt" officeooo:rsid="008b39ab"/>
    </style:style>
    <style:style style:name="T22" style:family="text">
      <style:text-properties fo:font-size="18pt" officeooo:rsid="008e4179"/>
    </style:style>
    <style:style style:name="T23" style:family="text">
      <style:text-properties fo:font-size="18pt" officeooo:rsid="0091c91e"/>
    </style:style>
    <style:style style:name="T24" style:family="text">
      <style:text-properties fo:font-size="18pt" officeooo:rsid="00926499"/>
    </style:style>
    <style:style style:name="T25" style:family="text">
      <style:text-properties fo:font-size="18pt" officeooo:rsid="0097618b"/>
    </style:style>
    <style:style style:name="T26" style:family="text">
      <style:text-properties fo:font-size="18pt" officeooo:rsid="009ee167"/>
    </style:style>
    <style:style style:name="T27" style:family="text">
      <style:text-properties fo:font-size="18pt" officeooo:rsid="009f4b21"/>
    </style:style>
    <style:style style:name="T28" style:family="text">
      <style:text-properties fo:font-size="18pt" officeooo:rsid="00800558"/>
    </style:style>
    <style:style style:name="T29" style:family="text">
      <style:text-properties fo:font-size="18pt" officeooo:rsid="00a0fec9"/>
    </style:style>
    <style:style style:name="T30" style:family="text">
      <style:text-properties fo:font-size="18pt" officeooo:rsid="00a284ec"/>
    </style:style>
    <style:style style:name="T31" style:family="text">
      <style:text-properties fo:font-variant="normal" fo:text-transform="none" style:font-name="Arial" fo:font-size="19pt" fo:font-style="normal" fo:font-weight="bold" officeooo:rsid="007b1361" style:font-size-asian="13pt" style:font-weight-asian="bold" style:font-size-complex="13pt" style:font-weight-complex="bold"/>
    </style:style>
    <style:style style:name="T32" style:family="text">
      <style:text-properties officeooo:rsid="0075dc5d"/>
    </style:style>
    <style:style style:name="T33" style:family="text">
      <style:text-properties officeooo:rsid="00775eca"/>
    </style:style>
    <style:style style:name="T34" style:family="text">
      <style:text-properties officeooo:rsid="0077cda7"/>
    </style:style>
    <style:style style:name="T35" style:family="text">
      <style:text-properties officeooo:rsid="0061e3c5"/>
    </style:style>
    <style:style style:name="T36" style:family="text">
      <style:text-properties officeooo:rsid="0078e3e0"/>
    </style:style>
    <style:style style:name="T37" style:family="text">
      <style:text-properties officeooo:rsid="00799232"/>
    </style:style>
    <style:style style:name="T38" style:family="text">
      <style:text-properties officeooo:rsid="007b1361"/>
    </style:style>
    <style:style style:name="T39" style:family="text">
      <style:text-properties officeooo:rsid="007e4233"/>
    </style:style>
    <style:style style:name="T40" style:family="text">
      <style:text-properties officeooo:rsid="00800558"/>
    </style:style>
    <style:style style:name="T41" style:family="text">
      <style:text-properties officeooo:rsid="00846e95"/>
    </style:style>
    <style:style style:name="T42" style:family="text">
      <style:text-properties officeooo:rsid="008782f7"/>
    </style:style>
    <style:style style:name="T43" style:family="text">
      <style:text-properties officeooo:rsid="0087ae34"/>
    </style:style>
    <style:style style:name="T44" style:family="text">
      <style:text-properties officeooo:rsid="00899598"/>
    </style:style>
    <style:style style:name="T45" style:family="text">
      <style:text-properties officeooo:rsid="008a88a9"/>
    </style:style>
    <style:style style:name="T46" style:family="text">
      <style:text-properties officeooo:rsid="008b39ab"/>
    </style:style>
    <style:style style:name="T47" style:family="text">
      <style:text-properties officeooo:rsid="008c9bf4"/>
    </style:style>
    <style:style style:name="T48" style:family="text">
      <style:text-properties officeooo:rsid="008e4179"/>
    </style:style>
    <style:style style:name="T49" style:family="text">
      <style:text-properties officeooo:rsid="0091d506"/>
    </style:style>
    <style:style style:name="T50" style:family="text">
      <style:text-properties officeooo:rsid="00926499"/>
    </style:style>
    <style:style style:name="T51" style:family="text">
      <style:text-properties style:font-name="Times New Roman1" officeooo:rsid="00926499" style:font-name-asian="Times New Roman1" style:font-name-complex="Times New Roman1"/>
    </style:style>
    <style:style style:name="T52" style:family="text">
      <style:text-properties style:font-name="Times New Roman1" fo:font-size="18pt" officeooo:rsid="00926499" style:font-name-asian="Times New Roman1" style:font-name-complex="Times New Roman1"/>
    </style:style>
    <style:style style:name="T53" style:family="text">
      <style:text-properties officeooo:rsid="0095c6aa"/>
    </style:style>
    <style:style style:name="T54" style:family="text">
      <style:text-properties officeooo:rsid="009ee167"/>
    </style:style>
    <style:style style:name="T55" style:family="text">
      <style:text-properties officeooo:rsid="009f4b21"/>
    </style:style>
    <style:style style:name="T56" style:family="text">
      <style:text-properties officeooo:rsid="00a0fec9"/>
    </style:style>
    <style:style style:name="T57" style:family="text">
      <style:text-properties style:font-name="OpenSymbol" officeooo:rsid="00a0fec9" style:font-name-asian="OpenSymbol" style:font-name-complex="OpenSymbol"/>
    </style:style>
    <style:style style:name="T58" style:family="text">
      <style:text-properties officeooo:rsid="00a284ec"/>
    </style:style>
    <style:style style:name="T59" style:family="text">
      <style:text-properties fo:color="#c9211e" fo:font-weight="bold" style:font-weight-asian="bold" style:font-weight-complex="bold"/>
    </style:style>
    <style:style style:name="T60" style:family="text">
      <style:text-properties fo:color="#c9211e" fo:font-weight="bold" officeooo:rsid="00a284ec" style:font-weight-asian="bold" style:font-weight-complex="bold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font-name="Times New Roman2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41cm" svg:stroke-color="#000000" draw:marker-start="" draw:marker-start-width="0.22cm" draw:marker-start-center="false" draw:marker-end="" draw:marker-end-width="0.22cm" draw:marker-end-center="false" draw:fill="solid" draw:fill-color="#729fcf" draw:textarea-horizontal-align="center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831cm" fo:min-width="0.639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833cm" fo:min-width="0.321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833cm" fo:min-width="0.295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Additions et Soustractions</text:p>
      <text:p text:style-name="Standard"/>
      <text:p text:style-name="P20">Lorsque l’on fait des calculs, on distingue « 4 opérations » de base :<text:line-break/>l’addition, la soustraction, la multiplication et la division.</text:p>
      <text:p text:style-name="P21"/>
      <text:list xml:id="list2985978886" text:style-name="tfNum_20_I_29_">
        <text:list-item>
          <text:p text:style-name="P73"><text:span text:style-name="T41">L’</text:span>Addition</text:p>
        </text:list-item>
      </text:list>
      <text:list xml:id="list1831659528" text:style-name="tfNum_20_1_29_">
        <text:list-item>
          <text:p text:style-name="P68">Vocabulaire</text:p>
        </text:list-item>
      </text:list>
      <text:list xml:id="list452020970" text:style-name="tfPuce">
        <text:list-item>
          <text:p text:style-name="P66">Le résultat d’<text:span text:style-name="T41">une addition</text:span> s’appelle <text:span text:style-name="T41">une</text:span> « somme ».</text:p>
        </text:list-item>
        <text:list-item>
          <text:p text:style-name="P66">Les nombres que l’on additionne s’appellent <text:span text:style-name="T41">les </text:span>« termes » de l’addition.</text:p>
        </text:list-item>
      </text:list>
      <text:p text:style-name="P1"/>
      <text:p text:style-name="P1"/>
      <text:p text:style-name="P2"><text:span text:style-name="T1">Ex :</text:span> <text:span text:style-name="T32">10,2 + 7,8 = </text:span>18</text:p>
      <text:p text:style-name="P2"/>
      <text:p text:style-name="P2"/>
      <text:p text:style-name="P2">Quels sont les termes de l’addition ci-dessus ?</text:p>
      <text:p text:style-name="P2">Quelle est la somme obtenue ?</text:p>
      <text:p text:style-name="P7"/>
      <text:p text:style-name="P7"><text:span text:style-name="T1">Remarque :</text:span> On dit ici que l’on « ajoute » 7,8 à 10,2</text:p>
      <text:p text:style-name="P1"/>
      <text:p text:style-name="P1"/>
      <text:list xml:id="list121947601392733" text:continue-list="list1831659528" text:style-name="tfNum_20_1_29_">
        <text:list-item>
          <text:p text:style-name="tfTitre_20_1_29_">Propriétés :</text:p>
        </text:list-item>
      </text:list>
      <text:list xml:id="list121947160235432" text:continue-list="list452020970" text:style-name="tfPuce">
        <text:list-item>
          <text:p text:style-name="P66">Dans le calcul d’une somme, l’ordre des termes n’a pas d’importance.</text:p>
        </text:list-item>
        <text:list-item>
          <text:p text:style-name="P66">On peut regrouper des termes pour faciliter le calcul.</text:p>
        </text:list-item>
      </text:list>
      <text:p text:style-name="P4"/>
      <text:p text:style-name="P6"><text:span text:style-name="T2">Ex :</text:span><text:span text:style-name="T35"> </text:span><text:span text:style-name="T34">Calculer « astucieusement » :</text:span></text:p>
      <text:p text:style-name="P6"><text:span text:style-name="T34">A = 2 + 17,4 + 8 + </text:span><text:span text:style-name="T11">2,6</text:span></text:p>
      <text:p text:style-name="P4"/>
      <text:p text:style-name="P4"/>
      <text:p text:style-name="P4"/>
      <text:list xml:id="list121947140237261" text:continue-list="list2985978886" text:style-name="tfNum_20_I_29_">
        <text:list-item>
          <text:p text:style-name="P74"><text:span text:style-name="T41">La </text:span>Soustraction</text:p>
        </text:list-item>
      </text:list>
      <text:list xml:id="list121948008694438" text:continue-list="list121947601392733" text:style-name="tfNum_20_1_29_">
        <text:list-item text:start-value="1">
          <text:p text:style-name="P69">Vocabulaire</text:p>
        </text:list-item>
      </text:list>
      <text:list xml:id="list121946871652968" text:continue-list="list121947160235432" text:style-name="tfPuce">
        <text:list-item>
          <text:p text:style-name="P67">Le résultat d’<text:span text:style-name="T41">une soustraction</text:span> s’appelle <text:span text:style-name="T42">une</text:span></text:p>
        </text:list-item>
        <text:list-item>
          <text:p text:style-name="P67">Les nombres <text:span text:style-name="T9">de départ</text:span> s’appellent <text:span text:style-name="T42">les</text:span></text:p>
        </text:list-item>
      </text:list>
      <text:p text:style-name="P8"/>
      <text:p text:style-name="P8"/>
      <text:p text:style-name="P8"><text:span text:style-name="T3">Ex :</text:span><text:span text:style-name="T33"> </text:span><text:span text:style-name="T32">10,2 – 7 = </text:span><text:span text:style-name="T12">3,2</text:span></text:p>
      <text:p text:style-name="P3"/>
      <text:p text:style-name="P3"/>
      <text:p text:style-name="P14">Remarque :</text:p>
      <text:p text:style-name="P18"><text:span text:style-name="T36">On dit ici que l’on « </text:span><text:span text:style-name="T12">retranche</text:span><text:span text:style-name="T36"> » (ou « soustrait »</text:span><text:span text:style-name="T37">) </text:span><text:span text:style-name="T36">7 à 10,2</text:span></text:p>
      <text:p text:style-name="P8"/>
      <text:p text:style-name="P8"/>
      <text:list xml:id="list121946940422423" text:continue-list="list121948008694438" text:style-name="tfNum_20_1_29_">
        <text:list-item>
          <text:p text:style-name="P70"><text:span text:style-name="T31">Attention</text:span> :</text:p>
        </text:list-item>
      </text:list>
      <text:p text:style-name="P45">Dans le calcul d’une <text:span text:style-name="T9">différence</text:span>, <text:span text:style-name="T10">on ne peut modifier l’ordre des termes !</text:span></text:p>
      <text:p text:style-name="P5"/>
      <text:p text:style-name="P8"><text:span text:style-name="T2">Ex :</text:span><text:span text:style-name="T35"> </text:span><text:span text:style-name="T34">Calculer :</text:span></text:p>
      <text:p text:style-name="P8"><text:span text:style-name="T34">A = 12 </text:span><text:span text:style-name="T11">–</text:span> <text:span text:style-name="T38">5 = </text:span></text:p>
      <text:p text:style-name="P8"/>
      <text:p text:style-name="P9"><text:span text:style-name="T38">B = 5 –</text:span> <text:span text:style-name="T38">12 =</text:span></text:p>
      <text:p text:style-name="P5"/>
      <text:p text:style-name="P5"/>
      <text:list xml:id="list121947869037869" text:continue-numbering="true" text:style-name="tfNum_20_1_29_">
        <text:list-item>
          <text:p text:style-name="tfTitre_20_1_29_">Lien avec l’addition</text:p>
        </text:list-item>
      </text:list>
      <text:p text:style-name="tfCours">La différence entre deux nombres est le nombre <text:span text:style-name="T40">qu’il faut</text:span> ajouter <text:span text:style-name="T40">au</text:span> plus petit pour obtenir le plus grand.</text:p>
      <text:p text:style-name="Standard"/>
      <text:p text:style-name="P17"><text:span text:style-name="T1">Ex :</text:span> 12 – 7 = 5 <text:s text:c="3"/>car <text:s text:c="3"/>7 + 5 = 12</text:p>
      <text:p text:style-name="P24"><draw:g text:anchor-type="as-char" draw:z-index="0" draw:name="Forme1" draw:style-name="gr1"><draw:line draw:style-name="gr2" draw:text-style-name="P76" svg:x1="0.001cm" svg:y1="0.986cm" svg:x2="8.706cm" svg:y2="0.986cm"><text:p/></draw:line><draw:line draw:style-name="gr2" draw:text-style-name="P76" svg:x1="0.001cm" svg:y1="0.836cm" svg:x2="0.001cm" svg:y2="1.135cm"><text:p/></draw:line><draw:line draw:style-name="gr2" draw:text-style-name="P76" svg:x1="0.726cm" svg:y1="0.836cm" svg:x2="0.726cm" svg:y2="1.135cm"><text:p/></draw:line><draw:line draw:style-name="gr2" draw:text-style-name="P76" svg:x1="1.452cm" svg:y1="0.836cm" svg:x2="1.452cm" svg:y2="1.135cm"><text:p/></draw:line><draw:line draw:style-name="gr2" draw:text-style-name="P76" svg:x1="2.177cm" svg:y1="0.836cm" svg:x2="2.177cm" svg:y2="1.135cm"><text:p/></draw:line><draw:line draw:style-name="gr2" draw:text-style-name="P76" svg:x1="2.902cm" svg:y1="0.836cm" svg:x2="2.902cm" svg:y2="1.135cm"><text:p/></draw:line><draw:line draw:style-name="gr2" draw:text-style-name="P76" svg:x1="3.628cm" svg:y1="0.836cm" svg:x2="3.628cm" svg:y2="1.135cm"><text:p/></draw:line><draw:line draw:style-name="gr2" draw:text-style-name="P76" svg:x1="4.353cm" svg:y1="0.836cm" svg:x2="4.353cm" svg:y2="1.135cm"><text:p/></draw:line><draw:line draw:style-name="gr2" draw:text-style-name="P76" svg:x1="5.078cm" svg:y1="0.836cm" svg:x2="5.078cm" svg:y2="1.135cm"><text:p/></draw:line><draw:line draw:style-name="gr2" draw:text-style-name="P76" svg:x1="5.804cm" svg:y1="0.836cm" svg:x2="5.804cm" svg:y2="1.135cm"><text:p/></draw:line><draw:line draw:style-name="gr2" draw:text-style-name="P76" svg:x1="6.529cm" svg:y1="0.836cm" svg:x2="6.529cm" svg:y2="1.135cm"><text:p/></draw:line><draw:line draw:style-name="gr2" draw:text-style-name="P76" svg:x1="7.255cm" svg:y1="0.836cm" svg:x2="7.255cm" svg:y2="1.135cm"><text:p/></draw:line><draw:line draw:style-name="gr2" draw:text-style-name="P76" svg:x1="7.98cm" svg:y1="0.836cm" svg:x2="7.98cm" svg:y2="1.135cm"><text:p/></draw:line><draw:line draw:style-name="gr2" draw:text-style-name="P76" svg:x1="8.705cm" svg:y1="0.836cm" svg:x2="8.705cm" svg:y2="1.135cm"><text:p/></draw:line><draw:line draw:style-name="gr2" draw:text-style-name="P76" svg:x1="0.002cm" svg:y1="1.79cm" svg:x2="8.707cm" svg:y2="1.79cm"><text:p/></draw:line><draw:line draw:style-name="gr2" draw:text-style-name="P76" svg:x1="0.002cm" svg:y1="1.637cm" svg:x2="0.002cm" svg:y2="1.936cm"><text:p/></draw:line><draw:line draw:style-name="gr2" draw:text-style-name="P76" svg:x1="5.079cm" svg:y1="1.637cm" svg:x2="5.079cm" svg:y2="1.936cm"><text:p/></draw:line><draw:line draw:style-name="gr2" draw:text-style-name="P76" svg:x1="8.706cm" svg:y1="1.637cm" svg:x2="8.706cm" svg:y2="1.936cm"><text:p/></draw:line><draw:frame draw:style-name="gr3" draw:text-style-name="P78" svg:width="0.738cm" svg:height="0.892cm" svg:x="3.884cm" svg:y="0cm"><draw:text-box><text:p text:style-name="P77"><text:span text:style-name="T61">12</text:span></text:p></draw:text-box></draw:frame><draw:frame draw:style-name="gr4" draw:text-style-name="P78" svg:width="0.421cm" svg:height="0.893cm" svg:x="2.344cm" svg:y="2cm"><draw:text-box><text:p text:style-name="P77"><text:span text:style-name="T61">7</text:span></text:p></draw:text-box></draw:frame><draw:frame draw:style-name="gr5" draw:text-style-name="P78" svg:width="0.394cm" svg:height="0.893cm" svg:x="6.657cm" svg:y="2cm"><draw:text-box><text:p text:style-name="P77"><text:span text:style-name="T61">?</text:span></text:p></draw:text-box></draw:frame></draw:g></text:p>
      <text:p text:style-name="P23"/>
      <text:p text:style-name="P25"><text:span text:style-name="T4">Remarque :</text:span><text:span text:style-name="T42"> L’égalité </text:span><text:span text:style-name="T40"><text:s/>7 + 5 = 12 </text:span><text:span text:style-name="T42">permet d</text:span><text:span text:style-name="T14">e déduire</text:span><text:span text:style-name="T42"> deux soustractions :</text:span></text:p>
      <text:p text:style-name="P13"><text:span text:style-name="T40">12 – 7 = <text:s text:c="6"/></text:span><text:span text:style-name="T42">et <text:s/></text:span><text:span text:style-name="T40">12 – </text:span><text:span text:style-name="T14">5</text:span><text:span text:style-name="T40"> = <text:s text:c="6"/></text:span></text:p>
      <text:list xml:id="list121947462903428" text:continue-list="list121947140237261" text:style-name="tfNum_20_I_29_">
        <text:list-item>
          <text:p text:style-name="P75">Calcul<text:span text:style-name="T44">s</text:span></text:p>
        </text:list-item>
      </text:list>
      <text:list xml:id="list121946278152169" text:continue-list="list121947869037869" text:style-name="tfNum_20_1_29_">
        <text:list-item text:start-value="1">
          <text:p text:style-name="P71">Calcul<text:span text:style-name="T44">s</text:span> posé<text:span text:style-name="T44">s</text:span></text:p>
        </text:list-item>
      </text:list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A"/>
        <table:table-column table:style-name="Tableau1.C"/>
        <table:table-row table:style-name="TableLine94469127403456">
          <table:table-cell table:style-name="Tableau1.A1" office:value-type="string">
            <text:p text:style-name="P39"/>
          </table:table-cell>
          <table:table-cell table:style-name="Tableau1.A1" office:value-type="string">
            <text:p text:style-name="P39">1</text:p>
          </table:table-cell>
          <table:table-cell table:style-name="Tableau1.A1" office:value-type="string">
            <text:p text:style-name="P39">2,</text:p>
          </table:table-cell>
          <table:table-cell table:style-name="Tableau1.A1" office:value-type="string">
            <text:p text:style-name="P39">7</text:p>
          </table:table-cell>
          <table:table-cell table:style-name="Tableau1.E1" office:value-type="string">
            <text:p text:style-name="P40"/>
          </table:table-cell>
        </table:table-row>
        <table:table-row table:style-name="TableLine94469127006368">
          <table:table-cell table:style-name="Tableau1.A2" office:value-type="string">
            <text:p text:style-name="P41">−</text:p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39">4,</text:p>
          </table:table-cell>
          <table:table-cell table:style-name="Tableau1.A2" office:value-type="string">
            <text:p text:style-name="P39">5</text:p>
          </table:table-cell>
          <table:table-cell table:style-name="Tableau1.E2" office:value-type="string">
            <text:p text:style-name="P39">6</text:p>
          </table:table-cell>
        </table:table-row>
        <table:table-row table:style-name="TableLine94469127025904">
          <table:table-cell table:style-name="Tableau1.A3" office:value-type="string">
            <text:p text:style-name="P40"/>
          </table:table-cell>
          <table:table-cell table:style-name="Tableau1.A3" office:value-type="string">
            <text:p text:style-name="P40"/>
          </table:table-cell>
          <table:table-cell table:style-name="Tableau1.A3" office:value-type="string">
            <text:p text:style-name="P39"/>
          </table:table-cell>
          <table:table-cell table:style-name="Tableau1.A3" office:value-type="string">
            <text:p text:style-name="P39"/>
          </table:table-cell>
          <table:table-cell table:style-name="Tableau1.E3" office:value-type="string">
            <text:p text:style-name="P39"/>
          </table:table-cell>
        </table:table-row>
      </table:table>
      <text:p text:style-name="P10"/>
      <text:p text:style-name="P12"><text:span text:style-name="T39">Bilan : 12,7 –</text:span> <text:span text:style-name="T39">4,56 = <text:s text:c="12"/></text:span></text:p>
      <text:p text:style-name="P10"/>
      <text:p text:style-name="P19"><text:span text:style-name="T15">Méthode</text:span><text:span text:style-name="T5"> :</text:span></text:p>
      <text:list xml:id="list121948211355055" text:continue-list="list121946871652968" text:style-name="tfPuce">
        <text:list-item>
          <text:p text:style-name="P50"><text:span text:style-name="T13">A</text:span><text:span text:style-name="T39">ligner verticalement les chiffres des unités en prenant soin d’écrire un chiffre par carreau.</text:span></text:p>
        </text:list-item>
        <text:list-item>
          <text:p text:style-name="P50"><text:span text:style-name="T13">C</text:span><text:span text:style-name="T39">ommencer le calcul par la droite.</text:span></text:p>
        </text:list-item>
      </text:list>
      <text:p text:style-name="P11"/>
      <text:p text:style-name="P10"/>
      <text:list xml:id="list121947499630884" text:continue-list="list121946278152169" text:style-name="tfNum_20_1_29_">
        <text:list-item>
          <text:p text:style-name="tfTitre_20_1_29_">Calcul<text:span text:style-name="T44">s</text:span> en ligne</text:p>
        </text:list-item>
      </text:list>
      <text:p text:style-name="P27"><text:span text:style-name="T19">A </text:span><text:span text:style-name="T42">= 65,857 + 1052,5</text:span></text:p>
      <text:p text:style-name="P26">A = </text:p>
      <text:p text:style-name="P22"/>
      <text:p text:style-name="P15">Méthode :</text:p>
      <text:list xml:id="list121946863872518" text:continue-list="list121948211355055" text:style-name="tfPuce">
        <text:list-item>
          <text:p text:style-name="P51"><text:span text:style-name="T43">Comme pour le calcul posé, o</text:span><text:span text:style-name="T42">n additionne ou on soustrait les chiffres </text:span><text:span text:style-name="T4">de même rang</text:span><text:span text:style-name="T42"> en commençant par la droite </text:span><text:span text:style-name="T49">(ne pas hésiter à ajouter des zéros).</text:span></text:p>
        </text:list-item>
      </text:list>
      <text:p text:style-name="P22"/>
      <text:p text:style-name="P22"/>
      <text:p text:style-name="P22"/>
      <text:list xml:id="list121947849657600" text:continue-list="list121947499630884" text:style-name="tfNum_20_1_29_">
        <text:list-item>
          <text:p text:style-name="P72">Ordre<text:span text:style-name="T53">s</text:span> de grandeur</text:p>
        </text:list-item>
      </text:list>
      <text:p text:style-name="P10">Il est souvent utile de remplacer un nombre <text:span text:style-name="T45">compliqué </text:span>par un <text:span text:style-name="T46">nombre proche mais</text:span> <text:span text:style-name="T45">plus </text:span>simple qu<text:span text:style-name="T45">e l</text:span>’on appelle « ordre de grandeur » d<text:span text:style-name="T20">u</text:span> nombre <text:span text:style-name="T45">de départ.</text:span></text:p>
      <text:p text:style-name="P29"><text:span text:style-name="T47">D</text:span><text:span text:style-name="T46">ans les cas où la précision n’est pas importante, </text:span><text:span text:style-name="T47">c</text:span><text:span text:style-name="T46">ela permet de retenir plus facilement des nombres, ou d’avoir rapidement une idée du résultat d’un calcul</text:span><text:span text:style-name="T47">.</text:span></text:p>
      <text:p text:style-name="P10">Plusieurs ordres de grandeur sont possibles pour un même <text:span text:style-name="T21">nombre</text:span>.</text:p>
      <text:p text:style-name="P31"/>
      <text:p text:style-name="P31"><text:span text:style-name="T6">Ex :</text:span><text:span text:style-name="T50"> Calculer un ordre de grandeur de A = 100</text:span><text:span text:style-name="T24">25</text:span><text:span text:style-name="T50"> + 299 +5789</text:span></text:p>
      <text:p text:style-name="P28"><text:span text:style-name="T24">A</text:span><text:span text:style-name="T50"> </text:span><text:span text:style-name="T51">≈</text:span> <text:span text:style-name="T50">10000 + 300 + 5800</text:span></text:p>
      <text:p text:style-name="P28"><text:span text:style-name="T50">A </text:span><text:span text:style-name="T51">≈</text:span> </text:p>
      <text:p text:style-name="P10"/>
      <text:p text:style-name="P10"/>
      <text:list xml:id="list121947657768363" text:continue-numbering="true" text:style-name="tfNum_20_1_29_">
        <text:list-item>
          <text:p text:style-name="tfTitre_20_1_29_">Problèmes concrets</text:p>
        </text:list-item>
      </text:list>
      <text:p text:style-name="P36">Pour rédiger un problème concret, 3 étapes :</text:p>
      <text:list xml:id="list121946595554478" text:continue-list="list121946863872518" text:style-name="tfPuce">
        <text:list-item>
          <text:p text:style-name="P52">Commencer par donner un nom à ce que vous cherchez (faire une phrase !)</text:p>
        </text:list-item>
        <text:list-item>
          <text:p text:style-name="P52">Faire le calcul.</text:p>
        </text:list-item>
        <text:list-item>
          <text:p text:style-name="P52">Répondre à la question posée par une phrase</text:p>
        </text:list-item>
      </text:list>
      <text:p text:style-name="P36"/>
      <text:p text:style-name="P16">Ex :</text:p>
      <text:p text:style-name="P30"><text:span text:style-name="T48">Je suis devant la boulangerie et je voudrais acheter pour ma famille </text:span><text:span text:style-name="T23">deux</text:span><text:span text:style-name="T48"> pains au chocolat (</text:span><text:span text:style-name="T22">0</text:span><text:span text:style-name="T48">,</text:span><text:span text:style-name="T22">9</text:span><text:span text:style-name="T48">5 € chacun), </text:span><text:span text:style-name="T23">un</text:span><text:span text:style-name="T48"> pain aux raisins (1,05 €), </text:span><text:span text:style-name="T23">un</text:span><text:span text:style-name="T48"> éclair au chocolat (2,35 €) et </text:span><text:span text:style-name="T23">un</text:span><text:span text:style-name="T48"> </text:span><text:span text:style-name="T22">chausson aux pommes (1,40 €). Est-ce que mes 5 € suffiront ? </text:span><text:span text:style-name="T23">(On se contentera d’un calcul d’ordre de grandeur)</text:span></text:p>
      <text:p text:style-name="P32"/>
      <text:p text:style-name="P46"><text:span text:style-name="T25">A</text:span><text:span text:style-name="T24">ppelons D ma dépense, </text:span><text:span text:style-name="T25">puis c</text:span><text:span text:style-name="T8">omptons 1 € pour les pains au chocolat et aux raisins, 2,50 € pour l’éclair et 1,50 pour le chausson</text:span><text:span text:style-name="T24"> :</text:span></text:p>
      <text:p text:style-name="P28"><text:span text:style-name="T24">D </text:span><text:span text:style-name="T52">≈</text:span> </text:p>
      <text:p text:style-name="P28"><text:span text:style-name="T24">D </text:span><text:span text:style-name="T52">≈</text:span> </text:p>
      <text:p text:style-name="P33">Il est donc clair que mes 5 € ne suffiront pas :-(</text:p>
      <text:p text:style-name="P33"/>
      <text:list xml:id="list121946877295206" text:continue-list="list121947657768363" text:style-name="tfNum_20_1_29_">
        <text:list-item>
          <text:p text:style-name="P72">Calculs de durées</text:p>
        </text:list-item>
      </text:list>
      <text:p text:style-name="P54"><text:span text:style-name="T18">Remarque</text:span><text:span text:style-name="T5"> :</text:span></text:p>
      <text:list xml:id="list121948257095297" text:continue-list="list121946595554478" text:style-name="tfPuce">
        <text:list-item>
          <text:p text:style-name="P64">10 h 45 <text:span text:style-name="T58">min 34 sec</text:span> = 10h <text:span text:style-name="T59">+</text:span> 45min <text:span text:style-name="T60">+</text:span><text:span text:style-name="T58"> 34 sec</text:span></text:p>
          <text:p text:style-name="P65"/>
        </text:list-item>
      </text:list>
      <text:p text:style-name="P54"><text:span text:style-name="T15">Méthode</text:span><text:span text:style-name="T5"> :</text:span></text:p>
      <text:list xml:id="list121947926498235" text:continue-numbering="true" text:style-name="tfPuce">
        <text:list-item>
          <text:p text:style-name="P64">On ajoute les heures avec les heures et les minutes avec les minutes.</text:p>
        </text:list-item>
        <text:list-item>
          <text:p text:style-name="P55">S’il y a des minutes en trop, on les convertit en heures.<text:line-break/>S’il en manque, on pioche dans les heures</text:p>
        </text:list-item>
      </text:list>
      <text:p text:style-name="P53"/>
      <text:p text:style-name="P59">Ex 1 :</text:p>
      <text:p text:style-name="P61"><text:span text:style-name="T26">A = 10h45 + 5h</text:span><text:span text:style-name="T27">5</text:span><text:span text:style-name="T26">2</text:span></text:p>
      <text:p text:style-name="P62"><text:span text:style-name="T26">A = </text:span></text:p>
      <text:p text:style-name="P61"><text:span text:style-name="T26">A = </text:span></text:p>
      <text:p text:style-name="P34"/>
      <text:p text:style-name="P38"><text:span text:style-name="T16">Ex </text:span><text:span text:style-name="T17">2</text:span><text:span text:style-name="T16"> :</text:span></text:p>
      <text:p text:style-name="P63"><text:span text:style-name="T26">A = 10h45</text:span><text:span text:style-name="T28"> – </text:span><text:span text:style-name="T26">5h</text:span><text:span text:style-name="T27">5</text:span><text:span text:style-name="T26">2</text:span></text:p>
      <text:p text:style-name="P58">A = </text:p>
      <text:p text:style-name="P58">A = </text:p>
      <text:p text:style-name="P34"/>
      <text:p text:style-name="P34"/>
      <text:p text:style-name="Standard"/>
      <text:p text:style-name="P34"/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3" svg:font-family="'Times New Roman'" style:font-adornments="Normal" style:font-family-generic="roman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8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loext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loext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loext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style:font-name="Times New Roman2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style:font-name="Times New Roman2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1-08T23:34:07.18</meta:creation-date>
    <meta:editing-duration>PT15H26M49S</meta:editing-duration>
    <meta:editing-cycles>129</meta:editing-cycles>
    <meta:generator>LibreOffice/6.4.7.2$Linux_X86_64 LibreOffice_project/40$Build-2</meta:generator>
    <meta:initial-creator>Véronique et Thibaud FONTANET</meta:initial-creator>
    <dc:date>2022-10-24T12:19:45.261054297</dc:date>
    <meta:print-date>2015-03-21T18:42:51.093000000</meta:print-date>
    <meta:document-statistic meta:table-count="1" meta:image-count="0" meta:object-count="0" meta:page-count="5" meta:paragraph-count="84" meta:word-count="645" meta:character-count="3125" meta:non-whitespace-character-count="254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